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0770" officeooo:paragraph-rsid="00110770"/>
    </style:style>
    <style:style style:name="P2" style:family="paragraph" style:parent-style-name="Standard">
      <style:text-properties officeooo:rsid="00110770" officeooo:paragraph-rsid="001159a1"/>
    </style:style>
    <style:style style:name="P3" style:family="paragraph" style:parent-style-name="Standard">
      <style:text-properties officeooo:paragraph-rsid="001159a1"/>
    </style:style>
    <style:style style:name="P4" style:family="paragraph" style:parent-style-name="Standard">
      <style:text-properties officeooo:rsid="0011cb24" officeooo:paragraph-rsid="0011cb24"/>
    </style:style>
    <style:style style:name="P5" style:family="paragraph" style:parent-style-name="Standard">
      <style:text-properties officeooo:rsid="0015be05" officeooo:paragraph-rsid="0015be05"/>
    </style:style>
    <style:style style:name="P6" style:family="paragraph" style:parent-style-name="Standard" style:list-style-name="L1">
      <style:text-properties officeooo:rsid="001159a1" officeooo:paragraph-rsid="001159a1"/>
    </style:style>
    <style:style style:name="P7" style:family="paragraph" style:parent-style-name="Standard" style:list-style-name="L2">
      <style:text-properties officeooo:rsid="001159a1" officeooo:paragraph-rsid="001159a1"/>
    </style:style>
    <style:style style:name="P8" style:family="paragraph" style:parent-style-name="Standard" style:list-style-name="L1">
      <style:text-properties officeooo:rsid="00110770" officeooo:paragraph-rsid="00110770"/>
    </style:style>
    <style:style style:name="P9" style:family="paragraph" style:parent-style-name="Standard" style:list-style-name="L2">
      <style:text-properties officeooo:rsid="00110770" officeooo:paragraph-rsid="00110770"/>
    </style:style>
    <style:style style:name="P10" style:family="paragraph" style:parent-style-name="Standard" style:list-style-name="L3">
      <style:text-properties officeooo:rsid="0011cb24" officeooo:paragraph-rsid="0011cb24"/>
    </style:style>
    <style:style style:name="P11" style:family="paragraph" style:parent-style-name="Standard" style:list-style-name="L3">
      <style:text-properties officeooo:rsid="001500c2" officeooo:paragraph-rsid="001500c2"/>
    </style:style>
    <style:style style:name="P12" style:family="paragraph" style:parent-style-name="Standard" style:list-style-name="L4">
      <style:text-properties officeooo:rsid="0015be05" officeooo:paragraph-rsid="0015be05"/>
    </style:style>
    <style:style style:name="P13" style:family="paragraph" style:parent-style-name="Standard" style:list-style-name="L4">
      <style:text-properties officeooo:rsid="0016930d" officeooo:paragraph-rsid="0016930d"/>
    </style:style>
    <style:style style:name="P14" style:family="paragraph" style:parent-style-name="Standard">
      <style:text-properties officeooo:rsid="00187a93" officeooo:paragraph-rsid="00187a93"/>
    </style:style>
    <style:style style:name="P15" style:family="paragraph" style:parent-style-name="Standard" style:list-style-name="L5">
      <style:text-properties officeooo:rsid="00187a93" officeooo:paragraph-rsid="00187a93"/>
    </style:style>
    <style:style style:name="T1" style:family="text">
      <style:text-properties officeooo:rsid="001159a1"/>
    </style:style>
    <style:style style:name="T2" style:family="text">
      <style:text-properties fo:font-weight="bold" officeooo:rsid="001159a1" style:font-weight-asian="bold" style:font-weight-complex="bold"/>
    </style:style>
    <style:style style:name="T3" style:family="text">
      <style:text-properties fo:font-weight="normal" officeooo:rsid="001159a1" style:font-weight-asian="normal" style:font-weight-complex="normal"/>
    </style:style>
    <style:style style:name="T4" style:family="text">
      <style:text-properties officeooo:rsid="0013c5de"/>
    </style:style>
    <style:style style:name="T5" style:family="text">
      <style:text-properties officeooo:rsid="0016ca8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ric Downing</text:p>
      <text:p text:style-name="P1">8/1<text:span text:style-name="T4">8</text:span>/2014</text:p>
      <text:p text:style-name="Standard"/>
      <text:p text:style-name="P1">Simple FPS Documentation:</text:p>
      <text:p text:style-name="P1"/>
      <text:p text:style-name="P3"><text:tab/><text:span text:style-name="T1">All changes that are made to the game will be added to this documentation. Each added documentation will contain three types of modifications to the game, major, features, and bug fixes. </text:span><text:span text:style-name="T2">Major </text:span><text:span text:style-name="T3">consists of a major overhauls to the game (Do not expect to see a lot of these). </text:span><text:span text:style-name="T2">Features</text:span><text:span text:style-name="T3"> consists of all new items that have been added to the game and all new game elements. </text:span><text:span text:style-name="T2">Bug Fixes</text:span><text:span text:style-name="T3"> are all corrections to errors found inside the game.</text:span></text:p>
      <text:p text:style-name="P2"><text:tab/></text:p>
      <text:p text:style-name="P1"/>
      <text:p text:style-name="P1">8-18-2014: </text:p>
      <text:list xml:id="list7061188454526682662" text:style-name="L1">
        <text:list-item>
          <text:p text:style-name="P6">MAJOR</text:p>
          <text:list>
            <text:list-item>
              <text:p text:style-name="P8">Project created called Guy in a box.</text:p>
            </text:list-item>
          </text:list>
        </text:list-item>
        <text:list-item>
          <text:p text:style-name="P8">FEATURES</text:p>
          <text:list>
            <text:list-item>
              <text:p text:style-name="P8">Simple character and level created</text:p>
              <text:list>
                <text:list-item>
                  <text:p text:style-name="P8">Character Control:</text:p>
                  <text:list>
                    <text:list-item>
                      <text:p text:style-name="P8">Can walk</text:p>
                    </text:list-item>
                    <text:list-item>
                      <text:p text:style-name="P8">Can jump</text:p>
                    </text:list-item>
                    <text:list-item>
                      <text:p text:style-name="P8">Can look around his environment</text:p>
                    </text:list-item>
                  </text:list>
                </text:list-item>
                <text:list-item>
                  <text:p text:style-name="P8">Level:</text:p>
                  <text:list>
                    <text:list-item>
                      <text:p text:style-name="P8">Box-container level design</text:p>
                    </text:list-item>
                    <text:list-item>
                      <text:p text:style-name="P8">Single Point Light centered over level</text:p>
                    </text:list-item>
                  </text:list>
                </text:list-item>
              </text:list>
            </text:list-item>
          </text:list>
        </text:list-item>
        <text:list-item>
          <text:p text:style-name="P6">BUG FIXES</text:p>
          <text:list>
            <text:list-item>
              <text:p text:style-name="P6">none</text:p>
            </text:list-item>
          </text:list>
        </text:list-item>
      </text:list>
      <text:p text:style-name="P1"/>
      <text:p text:style-name="P1">8-19-2014:</text:p>
      <text:list xml:id="list6170126420521749996" text:style-name="L2">
        <text:list-item>
          <text:p text:style-name="P7">MAJOR:</text:p>
          <text:list>
            <text:list-item>
              <text:p text:style-name="P9">Project name changed to Simple FPS</text:p>
            </text:list-item>
          </text:list>
        </text:list-item>
        <text:list-item>
          <text:p text:style-name="P9">FEATURES:</text:p>
          <text:list>
            <text:list-item>
              <text:p text:style-name="P9">Level Redone</text:p>
              <text:list>
                <text:list-item>
                  <text:p text:style-name="P9">Now has three separate rooms</text:p>
                </text:list-item>
                <text:list-item>
                  <text:p text:style-name="P9">A new <text:span text:style-name="T5">S</text:span>kybox has been added to give the world context</text:p>
                </text:list-item>
              </text:list>
            </text:list-item>
          </text:list>
        </text:list-item>
        <text:list-item>
          <text:p text:style-name="P9">BUG FIXES:</text:p>
          <text:list>
            <text:list-item>
              <text:p text:style-name="P9">The player can know hit the ESC key to exit the application</text:p>
            </text:list-item>
          </text:list>
        </text:list-item>
      </text:list>
      <text:p text:style-name="P4">8-20-2014:</text:p>
      <text:list xml:id="list293000621839729909" text:style-name="L3">
        <text:list-item>
          <text:p text:style-name="P10">MAJOR:</text:p>
          <text:list>
            <text:list-item>
              <text:p text:style-name="P11">Scripts were scraped and rewritten</text:p>
            </text:list-item>
          </text:list>
        </text:list-item>
        <text:list-item>
          <text:p text:style-name="P10">FEATURES:</text:p>
          <text:list>
            <text:list-item>
              <text:p text:style-name="P10">Terrain has been added</text:p>
              <text:list>
                <text:list-item>
                  <text:p text:style-name="P10">Grass Texture has been added</text:p>
                </text:list-item>
                <text:list-item>
                  <text:p text:style-name="P10">Mountains added</text:p>
                </text:list-item>
                <text:list-item>
                  <text:p text:style-name="P10">Texture to mountains added</text:p>
                </text:list-item>
              </text:list>
            </text:list-item>
            <text:list-item>
              <text:p text:style-name="P10">Level changed to Room</text:p>
              <text:list>
                <text:list-item>
                  <text:p text:style-name="P10">Floor removed from room</text:p>
                </text:list-item>
                <text:list-item>
                  <text:p text:style-name="P10">Room given texture</text:p>
                </text:list-item>
              </text:list>
            </text:list-item>
            <text:list-item>
              <text:p text:style-name="P10">“Sun” has been added via directional light</text:p>
            </text:list-item>
          </text:list>
        </text:list-item>
        <text:list-item>
          <text:p text:style-name="P10"><text:soft-page-break/>BUG FIXES:</text:p>
          <text:list>
            <text:list-item>
              <text:p text:style-name="P10">Fixed player jump issue</text:p>
            </text:list-item>
          </text:list>
        </text:list-item>
      </text:list>
      <text:p text:style-name="P5">8-21-2014:</text:p>
      <text:list xml:id="list3164195230355169326" text:style-name="L4">
        <text:list-item>
          <text:p text:style-name="P12">MAJOR:</text:p>
          <text:list>
            <text:list-item>
              <text:p text:style-name="P12">None</text:p>
            </text:list-item>
          </text:list>
        </text:list-item>
        <text:list-item>
          <text:p text:style-name="P12">FEATURES:</text:p>
          <text:list>
            <text:list-item>
              <text:p text:style-name="P12">Targets have been added</text:p>
              <text:list>
                <text:list-item>
                  <text:p text:style-name="P12">Physics have been applied</text:p>
                </text:list-item>
              </text:list>
            </text:list-item>
            <text:list-item>
              <text:p text:style-name="P13">Player can now throw balls at targets</text:p>
              <text:list>
                <text:list-item>
                  <text:p text:style-name="P13">Balls disappear after 5 seconds</text:p>
                </text:list-item>
              </text:list>
            </text:list-item>
          </text:list>
        </text:list-item>
        <text:list-item>
          <text:p text:style-name="P13">BUG FIXES:</text:p>
          <text:list>
            <text:list-item>
              <text:p text:style-name="P13">None</text:p>
            </text:list-item>
          </text:list>
        </text:list-item>
      </text:list>
      <text:p text:style-name="P14">8-22-2014:</text:p>
      <text:list xml:id="list7531683546050706493" text:style-name="L5">
        <text:list-item>
          <text:p text:style-name="P15">MAJOR:</text:p>
          <text:list>
            <text:list-item>
              <text:p text:style-name="P15">None</text:p>
            </text:list-item>
          </text:list>
        </text:list-item>
        <text:list-item>
          <text:p text:style-name="P15">FEATURES:</text:p>
          <text:list>
            <text:list-item>
              <text:p text:style-name="P15">Player can now “Shoot” targets</text:p>
              <text:list>
                <text:list-item>
                  <text:p text:style-name="P15">Throwing balls has been removed</text:p>
                </text:list-item>
              </text:list>
            </text:list-item>
            <text:list-item>
              <text:p text:style-name="P15">Weapon Models have been added</text:p>
              <text:list>
                <text:list-item>
                  <text:p text:style-name="P15">One is a personal model, while the other was imported</text:p>
                </text:list-item>
                <text:list-item>
                  <text:p text:style-name="P15">Left click is a weak gun, right is strong</text:p>
                </text:list-item>
                <text:list-item>
                  <text:p text:style-name="P15">Sound has been added to the weapons</text:p>
                </text:list-item>
                <text:list-item>
                  <text:p text:style-name="P15">The player now has a cross-hair</text:p>
                </text:list-item>
              </text:list>
            </text:list-item>
            <text:list-item>
              <text:p text:style-name="P15">The player is now a “soldier” character model</text:p>
              <text:list>
                <text:list-item>
                  <text:p text:style-name="P15">No animations </text:p>
                </text:list-item>
              </text:list>
            </text:list-item>
            <text:list-item>
              <text:p text:style-name="P15">A Menu GUI has been created</text:p>
              <text:list>
                <text:list-item>
                  <text:p text:style-name="P15">Houses the reload and quit buttons</text:p>
                </text:list-item>
              </text:list>
            </text:list-item>
            <text:list-item>
              <text:p text:style-name="P15">An “enemy” model has been added</text:p>
            </text:list-item>
          </text:list>
        </text:list-item>
        <text:list-item>
          <text:p text:style-name="P15">BUG FIXES:</text:p>
          <text:list>
            <text:list-item>
              <text:p text:style-name="P15">Camera doesn't phase through wall</text:p>
            </text:list-item>
            <text:list-item>
              <text:p text:style-name="P15">Colliders have been changed to prevent clipping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9T02:24:51.333000000</meta:creation-date>
    <dc:date>2014-08-22T01:37:14.145000000</dc:date>
    <meta:editing-duration>PT2H7M21S</meta:editing-duration>
    <meta:editing-cycles>8</meta:editing-cycles>
    <meta:generator>LibreOffice/4.3.0.4$Windows_x86 LibreOffice_project/62ad5818884a2fc2e5780dd45466868d41009ec0</meta:generator>
    <meta:document-statistic meta:table-count="0" meta:image-count="0" meta:object-count="0" meta:page-count="2" meta:paragraph-count="71" meta:word-count="392" meta:character-count="1970" meta:non-whitespace-character-count="1704"/>
  </office:meta>
</office:document-meta>
</file>